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1 Sheet1.A2:Sheet1.A6 Sheet1.B1:Sheet1.B1 Sheet1.B2:Sheet1.B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Trial No.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9213075638" calcext:value-type="float">
            <text:p>0.6492130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6329975128" calcext:value-type="float">
            <text:p>0.5463299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778002739" calcext:value-type="float">
            <text:p>0.5577800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2098894119" calcext:value-type="float">
            <text:p>0.6520988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4973840714" calcext:value-type="float">
            <text:p>0.5549738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54:27.273192558</meta:creation-date>
    <dc:date>2017-04-06T21:01:42.596802004</dc:date>
    <meta:editing-duration>PT7M15S</meta:editing-duration>
    <meta:editing-cycles>2</meta:editing-cycles>
    <meta:generator>LibreOffice/4.4.6.3$Linux_X86_64 LibreOffice_project/4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2.592cm" svg:y="3.952cm" style:legend-expansion="high" chart:style-name="ch2"/>
        <chart:plot-area chart:style-name="ch3" table:cell-range-address="Sheet1.A1:Sheet1.B6" chart:data-source-has-labels="both" svg:x="0.32cm" svg:y="0.18cm" svg:width="11.952cm" svg:height="8.64cm">
          <chartooo:coordinate-region svg:x="1.232cm" svg:y="0.379cm" svg:width="11.04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Time</text:p>
                <draw:g>
                  <svg:desc>Sheet1.B1:Sheet1.B1</svg:desc>
                </draw:g>
              </table:table-cell>
              <table:table-cell office:value-type="string">
                <text:p>Elapsed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0.649213075638">
                <text:p>0.649213075638</text:p>
                <draw:g>
                  <svg:desc>Sheet1.B2:Sheet1.B6</svg:desc>
                </draw:g>
              </table:table-cell>
              <table:table-cell office:value-type="float" office:value="0.649213075638">
                <text:p>0.649213075638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46329975128">
                <text:p>0.546329975128</text:p>
              </table:table-cell>
              <table:table-cell office:value-type="float" office:value="0.546329975128">
                <text:p>0.5463299751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5778002739">
                <text:p>0.55778002739</text:p>
              </table:table-cell>
              <table:table-cell office:value-type="float" office:value="0.55778002739">
                <text:p>0.55778002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098894119">
                <text:p>0.652098894119</text:p>
              </table:table-cell>
              <table:table-cell office:value-type="float" office:value="0.652098894119">
                <text:p>0.6520988941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4973840714">
                <text:p>0.554973840714</text:p>
              </table:table-cell>
              <table:table-cell office:value-type="float" office:value="0.554973840714">
                <text:p>0.554973840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